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Derrama tua glória</text:p>
      <text:p text:style-name="P1"></text:p>
      <text:p text:style-name="P1">intro.: C#m <text:s/>A <text:s/>E <text:s/>B <text:s/>C#m <text:s/>A <text:s/>E <text:s/>B7</text:p>
      <text:p text:style-name="P1"/>
      <text:p text:style-name="P1">C#m7 <text:s text:c="11"/>A</text:p>
      <text:p text:style-name="P1"><text:s/>Meu maior prazer</text:p>
      <text:p text:style-name="P1">C#m7 <text:s text:c="15"/>B</text:p>
      <text:p text:style-name="P1"><text:s/>Estar em tua presença</text:p>
      <text:p text:style-name="P1">C#m7 <text:s text:c="14"/>A</text:p>
      <text:p text:style-name="P1"><text:s/>Prostrado aos teus pés</text:p>
      <text:p text:style-name="P1"><text:s text:c="7"/>B7 <text:s text:c="21"/>C#m</text:p>
      <text:p text:style-name="P1"><text:s/>Te adorar Jesus Senhor da minha vida.</text:p>
      <text:p text:style-name="P1">C#m7 <text:s text:c="11"/>A</text:p>
      <text:p text:style-name="P1"><text:s/>Eu ouço a tua voz</text:p>
      <text:p text:style-name="P1">C#m7 <text:s text:c="16"/>B</text:p>
      <text:p text:style-name="P1"><text:s/>Eu sinto o teu mover aqui</text:p>
      <text:p text:style-name="P1">C#m7 <text:s text:c="17"/>F#m</text:p>
      <text:p text:style-name="P1"><text:s/>Quero mais de Ti Senhor</text:p>
      <text:p text:style-name="P1"><text:s text:c="10"/>B7</text:p>
      <text:p text:style-name="P1"><text:s/>Do teu poder e tua unção</text:p>
      <text:p text:style-name="P1"><text:s text:c="6"/>B4 <text:s text:c="7"/>B7 <text:s text:c="8"/>C#m7</text:p>
      <text:p text:style-name="P1"><text:s/>Eu ergo minhas mãos e clamo</text:p>
      <text:p text:style-name="P1"></text:p>
      <text:p text:style-name="P1">Refrão:</text:p>
      <text:p text:style-name="P1">C#m7 <text:s text:c="8"/>F#m <text:s text:c="2"/>B</text:p>
      <text:p text:style-name="P1"><text:s/>Derrama tua gló__ria</text:p>
      <text:p text:style-name="P1"><text:s text:c="13"/>E <text:s text:c="2"/>E/G# <text:s text:c="4"/>A <text:s text:c="4"/>E/G#</text:p>
      <text:p text:style-name="P1"><text:s/>Derrama tua shekinah Senhor</text:p>
      <text:p text:style-name="P1"><text:s text:c="8"/>F#m <text:s text:c="10"/>E/G# <text:s text:c="10"/>C#m7</text:p>
      <text:p text:style-name="P1"><text:s/>Inunda o meu ser nos rios deste amor</text:p>
      <text:p text:style-name="P1"><text:s text:c="13"/>F#m <text:s text:c="2"/>B</text:p>
      <text:p text:style-name="P1"><text:s/>Derrama tua gló__ria</text:p>
      <text:p text:style-name="P1"><text:s text:c="13"/>E E/G# <text:s text:c="5"/>A <text:s text:c="5"/>E/G#</text:p>
      <text:p text:style-name="P1"><text:s/>Derrama tua shekinah Senhor</text:p>
      <text:p text:style-name="P1"><text:s text:c="8"/>F#m <text:s text:c="11"/>G#7 <text:s text:c="10"/>C#m7</text:p>
      <text:p text:style-name="P1"><text:s/>Inunda o meu ser nos rios deste amor.</text:p>
      <text:p text:style-name="P1"></text:p>
      <text:p text:style-name="P1">Base solo: C#m <text:s/>A <text:s/>E <text:s/>B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30T23:57:38</meta:creation-date>
    <meta:document-statistic meta:table-count="0" meta:image-count="0" meta:object-count="0" meta:page-count="1" meta:paragraph-count="37" meta:word-count="132" meta:character-count="907"/>
    <dc:date>2016-05-31T00:05:19</dc:date>
    <meta:editing-duration>PT7M42S</meta:editing-duration>
    <meta:editing-cycles>1</meta:editing-cycles>
    <meta:generator>OpenOffice/4.1.2$Linux OpenOffice.org_project/412m3$Build-9782</meta:generator>
  </office:meta>
</office:document-meta>
</file>